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27414c" style:font-size-asian="8pt" style:font-name-complex="Courier New" style:font-size-complex="8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b045" style:font-size-asian="8pt" style:font-name-complex="Courier New" style:font-size-complex="8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27414c" style:font-size-asian="8pt" style:font-weight-asian="bold" style:font-name-complex="Courier New" style:font-size-complex="8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241b" officeooo:paragraph-rsid="0031241b" style:font-size-asian="8pt" style:font-weight-asian="bold" style:font-name-complex="Courier New" style:font-size-complex="8pt" style:font-weight-complex="bold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b045" officeooo:paragraph-rsid="0031b045" style:font-size-asian="8pt" style:font-weight-asian="bold" style:font-name-complex="Courier New" style:font-size-complex="8pt" style:font-weight-complex="bold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31b045" style:font-size-asian="8pt" style:font-weight-asian="bold" style:font-name-complex="Courier New" style:font-size-complex="8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04738" officeooo:paragraph-rsid="00404738" style:font-size-asian="8pt" style:font-weight-asian="bold" style:font-name-complex="Courier New" style:font-size-complex="8pt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35bc1e" style:font-size-asian="8pt" style:font-weight-asian="normal" style:font-name-complex="Courier New" style:font-size-complex="8pt" style:font-weight-complex="normal"/>
    </style:style>
    <style:style style:name="P2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22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23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24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25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26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P27" style:family="paragraph" style:parent-style-name="Standard">
      <style:paragraph-properties fo:margin-top="0.085cm" fo:margin-bottom="0.085cm" loext:contextual-spacing="false"/>
      <style:text-properties officeooo:paragraph-rsid="0029fc95"/>
    </style:style>
    <style:style style:name="P28" style:family="paragraph" style:parent-style-name="Standard">
      <style:paragraph-properties fo:margin-top="0.085cm" fo:margin-bottom="0.085cm" loext:contextual-spacing="false"/>
      <style:text-properties officeooo:paragraph-rsid="0031b045"/>
    </style:style>
    <style:style style:name="P29" style:family="paragraph" style:parent-style-name="Standard">
      <style:paragraph-properties fo:margin-top="0.085cm" fo:margin-bottom="0.085cm" loext:contextual-spacing="false"/>
      <style:text-properties officeooo:paragraph-rsid="0034640a"/>
    </style:style>
    <style:style style:name="P30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31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2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35bc1e" style:font-size-asian="8pt" style:font-weight-asian="normal" style:font-name-complex="Courier New" style:font-size-complex="8pt" style:font-weight-complex="normal"/>
    </style:style>
    <style:style style:name="P33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17d5d0" officeooo:paragraph-rsid="00404738" style:font-size-asian="8pt" style:font-weight-asian="normal" style:font-name-complex="Courier New" style:font-size-complex="8pt" style:font-weight-complex="normal"/>
    </style:style>
    <style:style style:name="P3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04738" officeooo:paragraph-rsid="00404738" style:font-size-asian="8pt" style:font-weight-asian="bold" style:font-name-complex="Courier New" style:font-size-complex="8pt"/>
    </style:style>
    <style:style style:name="P3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17d5d0" officeooo:paragraph-rsid="00467e08" style:font-size-asian="8pt" style:font-weight-asian="bold" style:font-name-complex="Courier New" style:font-size-complex="8pt"/>
    </style:style>
    <style:style style:name="P3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4b09e8" style:font-size-asian="8pt" style:font-weight-asian="bold" style:font-name-complex="Courier New" style:font-size-complex="8pt"/>
    </style:style>
    <style:style style:name="P3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b045" style:font-size-asian="8pt" style:font-name-complex="Courier New" style:font-size-complex="8pt"/>
    </style:style>
    <style:style style:name="P38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9" style:family="paragraph" style:parent-style-name="Standard">
      <style:paragraph-properties fo:margin-top="0.085cm" fo:margin-bottom="0.085cm" loext:contextual-spacing="false"/>
      <style:text-properties officeooo:paragraph-rsid="0035bc1e"/>
    </style:style>
    <style:style style:name="P40" style:family="paragraph" style:parent-style-name="Standard">
      <style:paragraph-properties fo:margin-top="0.085cm" fo:margin-bottom="0.085cm" loext:contextual-spacing="false"/>
      <style:text-properties fo:font-weight="normal" officeooo:paragraph-rsid="00467e08" style:font-weight-asian="normal" style:font-weight-complex="normal"/>
    </style:style>
    <style:style style:name="P41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fo:font-size="10pt" officeooo:rsid="0032ed5e" style:font-size-asian="10pt" style:font-name-complex="Courier New" style:font-size-complex="10pt"/>
    </style:style>
    <style:style style:name="T5" style:family="text">
      <style:text-properties fo:font-size="10pt" officeooo:rsid="004815c0" style:font-size-asian="10pt" style:font-name-complex="Courier New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7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0pt" officeooo:rsid="00467e08" style:font-size-asian="10pt" style:font-name-complex="Courier New" style:font-size-complex="10pt"/>
    </style:style>
    <style:style style:name="T11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2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3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8" style:family="text">
      <style:text-properties style:font-name="Calibri" fo:font-size="8pt" fo:font-weight="bold" officeooo:rsid="00467e08" style:font-size-asian="8pt" style:font-weight-asian="bold" style:font-name-complex="Courier New" style:font-size-complex="8pt"/>
    </style:style>
    <style:style style:name="T19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20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21" style:family="text">
      <style:text-properties style:font-name="Calibri" fo:font-size="8pt" fo:font-weight="normal" officeooo:rsid="00432331" style:font-size-asian="8pt" style:font-weight-asian="normal" style:font-name-complex="Courier New" style:font-size-complex="8pt" style:font-weight-complex="normal"/>
    </style:style>
    <style:style style:name="T22" style:family="text">
      <style:text-properties style:font-name="Calibri" fo:font-size="8pt" fo:font-weight="normal" officeooo:rsid="00467e08" style:font-size-asian="8pt" style:font-weight-asian="normal" style:font-name-complex="Courier New" style:font-size-complex="8pt" style:font-weight-complex="normal"/>
    </style:style>
    <style:style style:name="T23" style:family="text">
      <style:text-properties style:font-name="Calibri" fo:font-size="8pt" officeooo:rsid="00467e08" style:font-size-asian="8pt" style:font-name-complex="Courier New" style:font-size-complex="8pt"/>
    </style:style>
    <style:style style:name="T24" style:family="text">
      <style:text-properties style:font-name="Calibri" fo:font-size="8pt" officeooo:rsid="004b09e8" style:font-size-asian="8pt" style:font-name-complex="Courier New" style:font-size-complex="8pt"/>
    </style:style>
    <style:style style:name="T25" style:family="text">
      <style:text-properties style:font-name="Calibri" fo:font-size="9pt" officeooo:rsid="00467e08" style:font-size-asian="9pt" style:font-name-complex="Courier New" style:font-size-complex="9pt"/>
    </style:style>
    <style:style style:name="T26" style:family="text">
      <style:text-properties style:font-name="Calibri" fo:font-size="9pt" officeooo:rsid="00473934" style:font-size-asian="9pt" style:font-name-complex="Courier New" style:font-size-complex="9pt"/>
    </style:style>
    <style:style style:name="T27" style:family="text">
      <style:text-properties officeooo:rsid="000e2663"/>
    </style:style>
    <style:style style:name="T28" style:family="text">
      <style:text-properties officeooo:rsid="00306c39"/>
    </style:style>
    <style:style style:name="T29" style:family="text">
      <style:text-properties officeooo:rsid="0031b045"/>
    </style:style>
    <style:style style:name="T30" style:family="text">
      <style:text-properties officeooo:rsid="00467e08"/>
    </style:style>
    <style:style style:name="T31" style:family="text">
      <style:text-properties officeooo:rsid="00473934"/>
    </style:style>
    <style:style style:name="T3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INSTRUCTIONS NOTES: AUTOMATION </text:p>
      <text:p text:style-name="P23"><text:span text:style-name="T11">WITH BASIC IN </text:span><text:span text:style-name="T12">LIBREOFFICE</text:span></text:p>
      <text:p text:style-name="P2"/>
      <text:p text:style-name="P2"/>
      <text:p text:style-name="P2"/>
      <text:p text:style-name="P2"/>
      <text:p text:style-name="P2"/>
      <text:p text:style-name="P30"><text:span text:style-name="T1">@COMPANY:</text:span><text:span text:style-name="T2"> USBONG SOCIAL SYSTEMS, INC. (WWW.USBONG.PH)</text:span></text:p>
      <text:p text:style-name="P30"><text:span text:style-name="T1">@AUTHOR:</text:span><text:span text:style-name="T2"> SYSON, MICHAEL</text:span></text:p>
      <text:p text:style-name="P30"><text:span text:style-name="T1">@DATE CREATED:</text:span><text:span text:style-name="T2"> 2020-0</text:span><text:span text:style-name="T3">7-15</text:span></text:p>
      <text:p text:style-name="P30"><text:span text:style-name="T1">@LAST UPDATED:</text:span><text:span text:style-name="T2"> 2020-0</text:span><text:span text:style-name="T3">7-</text:span><text:span text:style-name="T5">21</text:span></text:p>
      <text:p text:style-name="P30"><text:span text:style-name="T1">@OPEN SOURCE:</text:span><text:span text:style-name="T2"> APACHE LICENSE VERSION 2.0</text:span></text:p>
      <text:p text:style-name="P41"><text:bookmark-start text:name="__DdeLink__573_2701036677"/><text:span text:style-name="T6">@REFERENCE:</text:span><text:span text:style-name="T8"> </text:span></text:p>
      <text:p text:style-name="P41"><text:bookmark-start text:name="__DdeLink__576_2701036677"/><text:bookmark-end text:name="__DdeLink__573_2701036677"/><text:span text:style-name="T8">MICROSOFT. (2019). “GETTING STARTED WITH VBA IN OFFICE”. </text:span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8">https://docs.microsoft.com/en-us/office/vba/library-reference/concepts/getting-started-with-vba-in-office</text:span></text:a><text:bookmark-end text:name="__DdeLink__527_2248686119"/><text:span text:style-name="T8">; LAST ACCESSED: 20200</text:span><text:span text:style-name="T9">715</text:span><text:bookmark-end text:name="__DdeLink__576_2701036677"/></text:p>
      <text:p text:style-name="P41"><text:span text:style-name="T6">@</text:span><text:span text:style-name="T7">RECOMMENDED READING</text:span><text:span text:style-name="T6">:</text:span><text:span text:style-name="T8"> </text:span></text:p>
      <text:p text:style-name="P41"><text:span text:style-name="T26">LIBREOFFICE</text:span><text:span text:style-name="T25"> 6.4 SDK API </text:span><text:span text:style-name="T26">REFERENCE</text:span><text:span text:style-name="T8">. (</text:span><text:span text:style-name="T10">NOT WRITTEN</text:span><text:span text:style-name="T8">). “GETTING STARTED WITH VBA IN OFFICE”. </text:span><text:bookmark-start text:name="__DdeLink__527_22486861191"/><text:a xlink:type="simple" xlink:href="https://api.libreoffice.org/docs/idl/ref/namespacecom_1_1sun_1_1star_1_1awt.html" text:style-name="Internet_20_link" text:visited-style-name="Visited_20_Internet_20_Link"><text:span text:style-name="T25">https://api.libreoffice.org/docs/idl/ref/namespacecom_1_1sun_1_1star_1_1awt.html</text:span></text:a><text:bookmark-end text:name="__DdeLink__527_22486861191"/><text:span text:style-name="T8">; LAST ACCESSED: </text:span><text:span text:style-name="T25">20200721</text:span></text:p>
      <text:p text:style-name="P38"><text:tab/><text:span text:style-name="T30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oft-page-break/><text:span text:style-name="T13">I</text:span><text:bookmark-start text:name="__DdeLink__274_2871064860"/><text:span text:style-name="T13">NSTRUCTIONS NOTES: AUTOMATION WITH BASIC IN </text:span><text:span text:style-name="T14">LIBREOFFICE</text:span></text:p>
      <text:p text:style-name="P9"/>
      <text:p text:style-name="P9">1) FILE: SAVE AS</text:p>
      <text:p text:style-name="P18"><text:bookmark-start text:name="__DdeLink__521_2248686119"/>Sub Main</text:p>
      <text:p text:style-name="P18"><text:s text:c="2"/>GlobalScope.BasicLibraries.loadLibrary("Tools")</text:p>
      <text:p text:style-name="P18"/>
      <text:p text:style-name="P18"><text:s text:c="2"/>Dim Prop(1) as New com.sun.star.beans.PropertyValue</text:p>
      <text:p text:style-name="P18"><text:s text:c="2"/>Dim saveAsODSArgs(1) as new com.sun.star.beans.PropertyValue</text:p>
      <text:p text:style-name="P18"/>
      <text:p text:style-name="P18"><text:s text:c="2"/>dispatcher = createUnoService("com.sun.star.frame.DispatchHelper")</text:p>
      <text:p text:style-name="P18"/>
      <text:p text:style-name="P18"><text:s text:c="2"/>sPath = DirectoryNameoutofPath(ThisComponent.getURL(),"/")</text:p>
      <text:p text:style-name="P24"><text:span text:style-name="T19"><text:s text:c="2"/>sFileName = "</text:span><text:span text:style-name="T20">New Name</text:span><text:span text:style-name="T19">.ods"</text:span></text:p>
      <text:p text:style-name="P18"/>
      <text:p text:style-name="P18"><text:s text:c="2"/>saveAsODSArgs(0).Name = "URL"</text:p>
      <text:p text:style-name="P18"><text:s text:c="2"/>saveAsODSArgs(0).Value = sPath &amp; "/" &amp; sFileName</text:p>
      <text:p text:style-name="P18"><text:s text:c="2"/>saveAsODSArgs(1).Name = "FilterName"</text:p>
      <text:p text:style-name="P18"><text:s text:c="2"/>saveAsODSArgs(1).Value = "writer8"</text:p>
      <text:p text:style-name="P18"><text:tab/><text:tab/></text:p>
      <text:p text:style-name="P18"><text:s text:c="2"/>dispatcher.executeDispatch(ThisComponent.CurrentController.Frame, ".uno:SaveAs", "", 0, saveAsODSArgs())</text:p>
      <text:p text:style-name="P18">End Sub</text:p>
      <text:p text:style-name="P9"><text:bookmark-end text:name="__DdeLink__521_2248686119"/></text:p>
      <text:p text:style-name="P25"><text:bookmark-start text:name="__DdeLink__525_2248686119"/><text:bookmark-start text:name="__DdeLink__523_2248686119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5"><text:bookmark-end text:name="__DdeLink__525_2248686119"/>Application.ActiveWorkbook.SaveAs ("New Name.xlsm")</text:p>
      <text:p text:style-name="P11"><text:bookmark-end text:name="__DdeLink__523_2248686119"/></text:p>
      <text:p text:style-name="P9">2) FILE: SAVE</text:p>
      <text:p text:style-name="P19">Sub Main</text:p>
      <text:p text:style-name="P19"><text:s text:c="2"/>GlobalScope.BasicLibraries.loadLibrary("Tools")</text:p>
      <text:p text:style-name="P19"/>
      <text:p text:style-name="P19"><text:s text:c="2"/>Dim Prop(1) as New com.sun.star.beans.PropertyValue</text:p>
      <text:p text:style-name="P19"><text:s text:c="2"/>Dim saveAsODSArgs(1) as new com.sun.star.beans.PropertyValue</text:p>
      <text:p text:style-name="P19"/>
      <text:p text:style-name="P19"><text:s text:c="2"/>dispatcher = createUnoService("com.sun.star.frame.DispatchHelper")</text:p>
      <text:p text:style-name="P19"/>
      <text:p text:style-name="P19"><text:s text:c="2"/>sPath = DirectoryNameoutofPath(ThisComponent.getURL(),"/")</text:p>
      <text:p text:style-name="P19"><text:s text:c="2"/>sFileName = FileNameoutofPath(ThisComponent.getURL(),"/")</text:p>
      <text:p text:style-name="P19"/>
      <text:p text:style-name="P19"><text:s text:c="2"/>saveAsODSArgs(0).Name = "URL"</text:p>
      <text:p text:style-name="P19"><text:s text:c="2"/>saveAsODSArgs(0).Value = sPath &amp; "/" &amp; sFileName</text:p>
      <text:p text:style-name="P19"><text:s text:c="2"/>saveAsODSArgs(1).Name = "FilterName"</text:p>
      <text:p text:style-name="P19"><text:s text:c="2"/>saveAsODSArgs(1).Value = "writer8"</text:p>
      <text:p text:style-name="P19"><text:tab/><text:tab/></text:p>
      <text:p text:style-name="P19"><text:s text:c="2"/>dispatcher.executeDispatch(ThisComponent.CurrentController.Frame, ".uno:SaveAs", "", 0, saveAsODSArgs())</text:p>
      <text:p text:style-name="P19">End Sub</text:p>
      <text:p text:style-name="P10"/>
      <text:p text:style-name="P26"><text:bookmark-start text:name="__DdeLink__413_3880147580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6"><text:bookmark-end text:name="__DdeLink__413_3880147580"/>Application.ActiveWorkbook.Save</text:p>
      <text:p text:style-name="P12"/>
      <text:p text:style-name="P13">3) CELL: SELECT</text:p>
      <text:p text:style-name="P3">'Cell A1; where: ...getCellByPosition(iColumnCount, iRowCount)</text:p>
      <text:p text:style-name="P3"><text:bookmark-start text:name="__DdeLink__482_2134880456"/>T<text:bookmark-start text:name="__DdeLink__479_2134880456"/>hisComponent.getSheets().getByIndex(0).getCellByPosition(0, 0).String="Kumusta!"</text:p>
      <text:p text:style-name="P7"><text:bookmark-end text:name="__DdeLink__482_2134880456"/><text:bookmark-end text:name="__DdeLink__479_2134880456"/></text:p>
      <text:p text:style-name="P27"><text:bookmark-start text:name="__DdeLink__459_1069155568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7"><text:bookmark-end text:name="__DdeLink__459_1069155568"/><text:bookmark text:name="__DdeLink__415_3880147580"/>Application.ActiveSheet.Range("A1").Select</text:p>
      <text:p text:style-name="P7">Application.Selection.Value = "Kumusta!"</text:p>
      <text:p text:style-name="P14"/>
      <text:p text:style-name="P15">REMINDER:</text:p>
      <text:p text:style-name="P8">inputWorkbook = ThisComponent</text:p>
      <text:p text:style-name="P8"/>
      <text:p text:style-name="P28"><text:bookmark-start text:name="__DdeLink__475_2134880456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8"><text:bookmark-end text:name="__DdeLink__475_2134880456"/><text:span text:style-name="T29">i</text:span><text:span text:style-name="T28">nputWorkbook = </text:span>Application.ThisWorkbook</text:p>
      <text:p text:style-name="P16"/>
      <text:p text:style-name="P9">4) <text:s/>CELL: SET VALUE and FORMAT</text:p>
      <text:p text:style-name="P39"><text:span text:style-name="T21">Sub </text:span><text:span text:style-name="T22">Macro1</text:span></text:p>
      <text:p text:style-name="P20"><text:s text:c="2"/>Dim BasicBorder as New com.sun.star.table.BorderLine</text:p>
      <text:p text:style-name="P20"><text:soft-page-break/><text:s text:c="2"/>Dim oBorder As Object</text:p>
      <text:p text:style-name="P20"><text:s text:c="2"/>Dim oNumberFormats As Object</text:p>
      <text:p text:style-name="P20"><text:s text:c="2"/>Dim oLocalSettings As New com.sun.star.lang.Locale</text:p>
      <text:p text:style-name="P20"><text:s text:c="2"/>Dim lKey as long </text:p>
      <text:p text:style-name="P20"><text:s text:c="2"/></text:p>
      <text:p text:style-name="P20"><text:s text:c="2"/>Dim outputWorksheet</text:p>
      <text:p text:style-name="P20"><text:s text:c="2"/>Dim outputCell</text:p>
      <text:p text:style-name="P20"/>
      <text:p text:style-name="P20"><text:s text:c="2"/>outputWorksheet = ThisComponent.getSheets().getByIndex(0) <text:s/></text:p>
      <text:p text:style-name="P20"><text:s text:c="2"/>outputCell = outputWorksheet.getCellByPosition(0, 0)</text:p>
      <text:p text:style-name="P20"><text:s text:c="2"/></text:p>
      <text:p text:style-name="P20"><text:s text:c="2"/>oBorder = outputWorksheet.TableBorder</text:p>
      <text:p text:style-name="P20"/>
      <text:p text:style-name="P20"><text:s text:c="2"/>outputCell.String = "Kumusta!"</text:p>
      <text:p text:style-name="P20"/>
      <text:p text:style-name="P20"><text:s text:c="2"/>BasicBorder.OuterLineWidth = 80 'At present, we use this instruction to make the bottom border line double</text:p>
      <text:p text:style-name="P20"><text:s text:c="2"/>oBorder.BottomLine = BasicBorder</text:p>
      <text:p text:style-name="P20"><text:s text:c="2"/>outputCell.TableBorder = oBorder</text:p>
      <text:p text:style-name="P20"/>
      <text:p text:style-name="P20"><text:s text:c="2"/>outputCell.CharColor = RGB(0, 255, 0) <text:s/>'green</text:p>
      <text:p text:style-name="P20"><text:s text:c="2"/>outputCell.CharWeight = com.sun.star.awt.FontWeight.BOLD</text:p>
      <text:p text:style-name="P20"/>
      <text:p text:style-name="P20">' <text:s/>oNumberFormats = ThisComponent.numberFormats</text:p>
      <text:p text:style-name="P20">' <text:s/>lKey = oNumberFormats.queryKey("0.00", oLocalSettings , true)</text:p>
      <text:p text:style-name="P20">' <text:s/>outputCell.NumberFormat = lKey</text:p>
      <text:p text:style-name="P20"><text:s text:c="4"/></text:p>
      <text:p text:style-name="P20">End Sub</text:p>
      <text:p text:style-name="P20"/>
      <text:p text:style-name="P29"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3"><text:bookmark-start text:name="__DdeLink__477_2134880456"/>Sub <text:bookmark-start text:name="__DdeLink__667_3560862137"/>Macro1()<text:bookmark-end text:name="__DdeLink__667_3560862137"/></text:p>
      <text:p text:style-name="P3"><text:s text:c="4"/>Worksheets(1).Range("A1").Value = "Kumusta!"</text:p>
      <text:p text:style-name="P3"><text:s text:c="4"/>Worksheets(1).Range("A1").Borders(xlEdgeBottom).LineStyle = xlDouble</text:p>
      <text:p text:style-name="P3"><text:bookmark-start text:name="__DdeLink__563_2701036677"/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text:bookmark-end text:name="__DdeLink__563_2701036677"/></text:p>
      <text:p text:style-name="P3">End Sub<text:bookmark-end text:name="__DdeLink__477_2134880456"/></text:p>
      <text:p text:style-name="P17"/>
      <text:p text:style-name="P17">REMINDER:</text:p>
      <text:p text:style-name="P40"><text:span text:style-name="T24">1) </text:span><text:span text:style-name="T23">We can use the following instruction to get the worksheet by its identified name, “Sheet1”.</text:span></text:p>
      <text:p text:style-name="P33">outputWorksheet <text:s/>= ThisComponent.Sheets.getByName( "Sheet1" ).getCellByPosition(0, 0)</text:p>
      <text:p text:style-name="P35"/>
      <text:p text:style-name="P36">TO-DO: UPDATE THESE</text:p>
      <text:p text:style-name="P36"/>
      <text:p text:style-name="P9">5) <text:s/>CONTAINERS: VARIABLES</text:p>
      <text:p text:style-name="P3">Dim sVariable As String</text:p>
      <text:p text:style-name="P3">sVariable = "Kumusta!"</text:p>
      <text:p text:style-name="P3">Worksheets(1).Range("A1").Value = sVariable<text:tab/><text:tab/></text:p>
      <text:p text:style-name="P9"/>
      <text:p text:style-name="P9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9"/>
      <text:p text:style-name="P9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oft-page-break/><text:s text:c="4"/></text:p>
      <text:p text:style-name="P3"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<text:span text:style-name="T27">B</text:span>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4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21T15:30:07.917558322</dc:date>
    <meta:editing-duration>PT3H43M23S</meta:editing-duration>
    <meta:editing-cycles>61</meta:editing-cycles>
    <meta:generator>LibreOffice/6.4.3.2$Linux_X86_64 LibreOffice_project/40$Build-2</meta:generator>
    <meta:document-statistic meta:table-count="0" meta:image-count="0" meta:object-count="0" meta:page-count="4" meta:paragraph-count="131" meta:word-count="489" meta:character-count="5262" meta:non-whitespace-character-count="4595"/>
  </office:meta>
</office:document-meta>
</file>